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55013637D75697CCF16.jpg" manifest:media-type="image/jpeg"/>
  <manifest:file-entry manifest:full-path="Pictures/10000000000002EF0000052383936D51783C7F42.png" manifest:media-type="image/png"/>
  <manifest:file-entry manifest:full-path="Pictures/1000020100000286000000E628593B25AF5A9D46.png" manifest:media-type="image/png"/>
  <manifest:file-entry manifest:full-path="Pictures/1000000000000780000007288A686AABEA256822.jpg" manifest:media-type="image/jpeg"/>
  <manifest:file-entry manifest:full-path="Pictures/10000000000002F2000005287C5C7356EC50ED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ü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orbereitung (V)</text:p>
              </text:list-item>
              <text:list-item>
                <text:p>Analyse (A)</text:p>
              </text:list-item>
              <text:list-item>
                <text:p>Entwurf (E)</text:p>
              </text:list-item>
              <text:list-item>
                <text:p>Umsetzung (U)</text:p>
              </text:list-item>
              <text:list-item>
                <text:p>Nachbetrachtung (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wickeln einer Serversoftware zur Reservierung von Hotelzimmern</text:p>
              </text:list-item>
              <text:list-item>
                <text:p>Anbindung von mobilen Apps : iOS &amp; Android</text:p>
              </text:list-item>
              <text:list-item>
                <text:p>Apps dienen der Darstellung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  <text:list-item>
                <text:p>Testdaten</text:p>
              </text:list-item>
              <text:list-item>
                <text:p>Grafische Anpassung der Clients an Kundenwuns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hematische Darstellung (Vaeun)</text:p>
          </draw:text-box>
        </draw:frame>
        <draw:frame draw:style-name="gr2" draw:text-style-name="P2" draw:layer="layout" svg:width="25.199cm" svg:height="8.97cm" svg:x="1.399cm" svg:y="6.518cm" presentation:class="graphic">
          <draw:image xlink:href="Pictures/1000020100000286000000E628593B25AF5A9D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Gegeben: Grafisches Konzept (Vaeun)</text:p>
          </draw:text-box>
        </draw:frame>
        <draw:frame draw:style-name="gr2" draw:text-style-name="P2" draw:layer="layout" svg:width="6.955cm" svg:height="12.179cm" svg:x="4.07cm" svg:y="4.912cm" presentation:class="graphic" presentation:user-transformed="true">
          <draw:image xlink:href="Pictures/10000000000002EF0000052383936D51783C7F42.png" xlink:type="simple" xlink:show="embed" xlink:actuate="onLoad">
            <text:p/>
          </draw:image>
        </draw:frame>
        <draw:frame draw:style-name="gr2" draw:text-style-name="P2" draw:layer="layout" svg:width="6.956cm" svg:height="12.179cm" svg:x="16.983cm" svg:y="4.913cm" presentation:class="graphic">
          <draw:image xlink:href="Pictures/10000000000002F2000005287C5C7356EC50E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Geringer Datenverkehr</text:p>
              </text:list-item>
              <text:list-item>
                <text:p>Trennung Darstellung - Geschäftslogik</text:p>
              </text:list-item>
              <text:list-item>
                <text:p>JSON </text:p>
              </text:list-item>
              <text:list-item>
                <text:p>Definierte JSON Struktur</text:p>
              </text:list-item>
              <text:list-item>
                <text:p>PHP als Grundlage</text:p>
              </text:list-item>
              <text:list-item>
                <text:p>Symfony3 MVC</text:p>
              </text:list-item>
              <text:list-item>
                <text:p>Verwendung quelloffener Soft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n</text:p>
              </text:list-item>
              <text:list-item>
                <text:p>Zusatzprodukte</text:p>
              </text:list-item>
              <text:list-item>
                <text:p>Preise</text:p>
              </text:list-item>
              <text:list-item>
                <text:p>Verfügbarkei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&amp; Verfügbarkeiten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lassendiagramm (vaEun)</text:p>
          </draw:text-box>
        </draw:frame>
        <draw:frame draw:style-name="gr3" draw:text-style-name="P2" draw:layer="layout" svg:width="21.844cm" svg:height="15.474cm" svg:x="2.794cm" svg:y="4.064cm">
          <draw:image xlink:href="Pictures/10000000000007800000055013637D75697CCF1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quenzdiagramm (vaEun)</text:p>
          </draw:text-box>
        </draw:frame>
        <draw:frame draw:style-name="gr4" draw:text-style-name="P4" draw:layer="layout" svg:width="11.534cm" svg:height="11.006cm" svg:x="8.232cm" svg:y="5.499cm" presentation:class="graphic" presentation:user-transformed="true">
          <draw:image xlink:href="Pictures/1000000000000780000007288A686AABEA25682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Netbeans IDE</text:p>
              </text:list-item>
              <text:list-item>
                <text:p>Implementierung der Modelle</text:p>
              </text:list-item>
              <text:list-item>
                <text:p>Nutzung von Doctrine ORM - Annotations</text:p>
              </text:list-item>
              <text:list-item>
                <text:p>Automatische Generierung DDL – Datenbank</text:p>
              </text:list-item>
              <text:list-item>
                <text:p>Definition JSON DTO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uelles Testen mit Postman </text:p>
              </text:list-item>
              <text:list-item>
                <text:p>Validierung : JSONLint.com, JSON-Schema.org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  <text:list-item>
                <text:p>Url : http://dev.mam-hbs.de/api/v0.1/getpricesandavailabil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Soll – Ist -Vergleich (vaeuN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Differenz Projektantrag - Projekt</text:p>
              </text:list-item>
              <text:list-item>
                <text:p>Modelle: -7h</text:p>
              </text:list-item>
              <text:list-item>
                <text:p>Fixtures: +7h</text:p>
              </text:list-item>
              <text:list-item>
                <text:p>Manuelle- statt Modultests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Differenz Planung – Umsetzung</text:p>
              </text:list-item>
              <text:list-item>
                <text:p>Modelle: -1h</text:p>
              </text:list-item>
              <text:list-item>
                <text:p>Doku: +2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 (vaeuN)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6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12T18:50:37.414000000</dc:date>
    <meta:editing-duration>PT10H41M49S</meta:editing-duration>
    <meta:editing-cycles>70</meta:editing-cycles>
    <meta:generator>LibreOffice/5.1.4.2$Windows_X86_64 LibreOffice_project/f99d75f39f1c57ebdd7ffc5f42867c12031db97a</meta:generator>
    <meta:document-statistic meta:object-count="87"/>
  </office:meta>
</office:document-meta>
</file>